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80000003B42F091EE1667AA5A.png" manifest:media-type="image/png"/>
  <manifest:file-entry manifest:full-path="Pictures/100002010000008C000001394D56E5E5D5DBE29C.png" manifest:media-type="image/png"/>
  <manifest:file-entry manifest:full-path="Pictures/100002010000008700000168A5AAD617D48D3593.png" manifest:media-type="image/png"/>
  <manifest:file-entry manifest:full-path="Pictures/10000201000001D40000017998579F2660571518.png" manifest:media-type="image/png"/>
  <manifest:file-entry manifest:full-path="Pictures/10000201000003EC0000004DFF948DC49EB4A90C.png" manifest:media-type="image/png"/>
  <manifest:file-entry manifest:full-path="Pictures/100002010000015D000000F9E58C3DE96B3E668D.png" manifest:media-type="image/png"/>
  <manifest:file-entry manifest:full-path="Pictures/10000201000000FD0000009A471142C44D837051.png" manifest:media-type="image/png"/>
  <manifest:file-entry manifest:full-path="Pictures/10000201000003BA00000036A32467DE8385D915.png" manifest:media-type="image/png"/>
  <manifest:file-entry manifest:full-path="Pictures/10000201000003410000016BA970F73E70F85ACD.png" manifest:media-type="image/png"/>
  <manifest:file-entry manifest:full-path="Pictures/10000201000000FE0000009DB1CDBC98E5A98384.png" manifest:media-type="image/png"/>
  <manifest:file-entry manifest:full-path="Pictures/10000201000000F2000001092DE4D27DE4474CA6.png" manifest:media-type="image/png"/>
  <manifest:file-entry manifest:full-path="Pictures/10000201000002DF000001A902036C5245C39061.png" manifest:media-type="image/png"/>
  <manifest:file-entry manifest:full-path="Pictures/100002010000043B00000045AFABF8CD06B16164.png" manifest:media-type="image/png"/>
  <manifest:file-entry manifest:full-path="Pictures/10000201000003A10000004B6462F60CEE2F5898.png" manifest:media-type="image/png"/>
  <manifest:file-entry manifest:full-path="Pictures/1000020100000116000000D9B601A645B5AEEE82.png" manifest:media-type="image/png"/>
  <manifest:file-entry manifest:full-path="Pictures/10000201000002B50000012E16D96AACB7A56081.png" manifest:media-type="image/png"/>
  <manifest:file-entry manifest:full-path="Pictures/100002010000010E00000091CB0D0EFDDB940776.png" manifest:media-type="image/png"/>
  <manifest:file-entry manifest:full-path="Pictures/10000201000000C40000006B5ED8105959A9C0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710f" officeooo:paragraph-rsid="0019710f" style:font-weight-asian="bold" style:font-weight-complex="bold"/>
    </style:style>
    <style:style style:name="P2" style:family="paragraph" style:parent-style-name="Standard">
      <style:text-properties fo:font-weight="bold" officeooo:rsid="001b106b" officeooo:paragraph-rsid="001b106b" style:font-weight-asian="bold" style:font-weight-complex="bold"/>
    </style:style>
    <style:style style:name="P3" style:family="paragraph" style:parent-style-name="Standard">
      <style:text-properties fo:font-weight="bold" officeooo:rsid="001d7293" officeooo:paragraph-rsid="001d7293" style:font-weight-asian="bold" style:font-weight-complex="bold"/>
    </style:style>
    <style:style style:name="P4" style:family="paragraph" style:parent-style-name="Standard">
      <style:text-properties fo:font-weight="bold" officeooo:rsid="001d7293" officeooo:paragraph-rsid="001d7293" style:font-weight-asian="bold" style:font-weight-complex="bold"/>
    </style:style>
    <style:style style:name="P5" style:family="paragraph" style:parent-style-name="Standard">
      <style:text-properties fo:font-weight="bold" officeooo:rsid="001b106b" officeooo:paragraph-rsid="001b106b" style:font-weight-asian="bold" style:font-weight-complex="bold"/>
    </style:style>
    <style:style style:name="P6" style:family="paragraph" style:parent-style-name="Standard">
      <style:text-properties fo:font-weight="bold" officeooo:rsid="001e82a5" officeooo:paragraph-rsid="001e82a5" style:font-weight-asian="bold" style:font-weight-complex="bold"/>
    </style:style>
    <style:style style:name="T1" style:family="text">
      <style:text-properties officeooo:rsid="001e8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2" draw:name="Figura1" text:anchor-type="char" svg:x="1.57cm" svg:y="0.464cm" svg:width="6.678cm" svg:height="4.764cm" draw:z-index="0"><draw:image xlink:href="Pictures/100002010000015D000000F9E58C3DE96B3E668D.png" xlink:type="simple" xlink:show="embed" xlink:actuate="onLoad" loext:mime-type="image/png"/></draw:frame></text:p>
      <text:p text:style-name="P1"><draw:frame draw:style-name="fr2" draw:name="Figura2" text:anchor-type="char" svg:x="9.629cm" svg:y="0.138cm" svg:width="5.939cm" svg:height="4.636cm" draw:z-index="1"><draw:image xlink:href="Pictures/1000020100000116000000D9B601A645B5AEEE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0.242cm" svg:y="0.115cm" svg:width="17cm" svg:height="0.961cm" draw:z-index="2"><draw:image xlink:href="Pictures/10000201000003BA00000036A32467DE8385D915.png" xlink:type="simple" xlink:show="embed" xlink:actuate="onLoad" loext:mime-type="image/png"/></draw:frame></text:p>
      <text:p text:style-name="P1">Problema 2.</text:p>
      <text:p text:style-name="P1"><draw:frame draw:style-name="fr2" draw:name="Figura4" text:anchor-type="char" svg:x="2.535cm" svg:y="0.268cm" svg:width="12.832cm" svg:height="7.419cm" draw:z-index="3"><draw:image xlink:href="Pictures/10000201000002DF000001A902036C5245C390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5" text:anchor-type="char" svg:x="9.442cm" svg:y="0.245cm" svg:width="6.72cm" svg:height="4.154cm" draw:z-index="4"><draw:image xlink:href="Pictures/10000201000000FE0000009DB1CDBC98E5A98384.png" xlink:type="simple" xlink:show="embed" xlink:actuate="onLoad" loext:mime-type="image/png"/></draw:frame><draw:frame draw:style-name="fr2" draw:name="Figura6" text:anchor-type="char" svg:x="1.979cm" svg:y="0.201cm" svg:width="6.694cm" svg:height="4.075cm" draw:z-index="5"><draw:image xlink:href="Pictures/10000201000000FD0000009A471142C44D8370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7" text:anchor-type="char" svg:x="0.353cm" svg:y="0.31cm" svg:width="17cm" svg:height="1.083cm" draw:z-index="6"><draw:image xlink:href="Pictures/100002010000043B00000045AFABF8CD06B16164.png" xlink:type="simple" xlink:show="embed" xlink:actuate="onLoad" loext:mime-type="image/png"/></draw:frame><draw:frame draw:style-name="fr2" draw:name="Figura8" text:anchor-type="char" svg:x="6.408cm" svg:y="1.766cm" svg:width="4.184cm" svg:height="4.583cm" draw:z-index="7"><draw:image xlink:href="Pictures/10000201000000F2000001092DE4D27DE4474CA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oblema 3.</text:p>
      <text:p text:style-name="P2"/>
      <text:p text:style-name="P2"><draw:frame draw:style-name="fr2" draw:name="Figura9" text:anchor-type="char" svg:x="-0.489cm" svg:y="0.351cm" svg:width="11.668cm" svg:height="5.553cm" draw:z-index="8"><draw:image xlink:href="Pictures/10000201000003410000016BA970F73E70F85ACD.png" xlink:type="simple" xlink:show="embed" xlink:actuate="onLoad" loext:mime-type="image/png"/></draw:frame></text:p>
      <text:p text:style-name="P2"><draw:frame draw:style-name="fr2" draw:name="Figura10" text:anchor-type="char" svg:x="11.603cm" svg:y="0.397cm" svg:width="7.144cm" svg:height="3.836cm" draw:z-index="9"><draw:image xlink:href="Pictures/100002010000010E00000091CB0D0EFDDB940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1" text:anchor-type="char" svg:x="0.485cm" svg:y="0.081cm" svg:width="17cm" svg:height="1.372cm" draw:z-index="10"><draw:image xlink:href="Pictures/10000201000003A10000004B6462F60CEE2F5898.png" xlink:type="simple" xlink:show="embed" xlink:actuate="onLoad" loext:mime-type="image/png"/></draw:frame></text:p>
      <text:p text:style-name="P2"/>
      <text:p text:style-name="P3">Problema <text:span text:style-name="T1">4.</text:span></text:p>
      <text:p text:style-name="P3"><draw:frame draw:style-name="fr2" draw:name="Figura12" text:anchor-type="char" svg:x="-0.474cm" svg:y="0.397cm" svg:width="11.511cm" svg:height="5.017cm" draw:z-index="11"><draw:image xlink:href="Pictures/10000201000002B50000012E16D96AACB7A56081.png" xlink:type="simple" xlink:show="embed" xlink:actuate="onLoad" loext:mime-type="image/png"/></draw:frame></text:p>
      <text:p text:style-name="P3"><draw:frame draw:style-name="fr2" draw:name="Figura13" text:anchor-type="char" svg:x="11.442cm" svg:y="0.099cm" svg:width="5.186cm" svg:height="2.831cm" draw:z-index="12"><draw:image xlink:href="Pictures/10000201000000C40000006B5ED8105959A9C0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4" text:anchor-type="char" svg:x="0.176cm" svg:y="0.249cm" svg:width="17cm" svg:height="1.304cm" draw:z-index="13"><draw:image xlink:href="Pictures/10000201000003EC0000004DFF948DC49EB4A90C.png" xlink:type="simple" xlink:show="embed" xlink:actuate="onLoad" loext:mime-type="image/png"/></draw:frame></text:p>
      <text:p text:style-name="P6">Problema 5.</text:p>
      <text:p text:style-name="P6"><draw:frame draw:style-name="fr2" draw:name="Figura15" text:anchor-type="char" svg:x="0.279cm" svg:y="0.178cm" svg:width="6.83cm" svg:height="5.502cm" draw:z-index="14"><draw:image xlink:href="Pictures/10000201000001D40000017998579F2660571518.png" xlink:type="simple" xlink:show="embed" xlink:actuate="onLoad" loext:mime-type="image/png"/></draw:frame><draw:frame draw:style-name="fr2" draw:name="Figura16" text:anchor-type="char" svg:x="7.816cm" svg:y="0.33cm" svg:width="1.997cm" svg:height="5.325cm" draw:z-index="15"><draw:image xlink:href="Pictures/100002010000008700000168A5AAD617D48D3593.png" xlink:type="simple" xlink:show="embed" xlink:actuate="onLoad" loext:mime-type="image/png"/></draw:frame><draw:frame draw:style-name="fr2" draw:name="Figura17" text:anchor-type="char" svg:x="11.345cm" svg:y="0.064cm" svg:width="2.415cm" svg:height="5.398cm" draw:z-index="16"><draw:image xlink:href="Pictures/100002010000008C000001394D56E5E5D5DBE29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18" text:anchor-type="char" svg:width="17cm" svg:height="1.035cm" draw:z-index="17"><draw:image xlink:href="Pictures/10000201000003C80000003B42F091EE1667AA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7:03:25.069121051</meta:creation-date>
    <dc:date>2022-12-13T20:00:07.530354478</dc:date>
    <meta:editing-duration>PT14M12S</meta:editing-duration>
    <meta:editing-cycles>3</meta:editing-cycles>
    <meta:generator>LibreOffice/6.4.7.2$Linux_X86_64 LibreOffice_project/40$Build-2</meta:generator>
    <meta:document-statistic meta:table-count="0" meta:image-count="18" meta:object-count="0" meta:page-count="2" meta:paragraph-count="5" meta:word-count="10" meta:character-count="55" meta:non-whitespace-character-count="50"/>
  </office:meta>
</office:document-meta>
</file>